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f0e2" officeooo:paragraph-rsid="0017f0e2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86b76" officeooo:paragraph-rsid="00186b76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rsid="00186b76" officeooo:paragraph-rsid="00186b7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ROGER LA BASE DE DONNEE</text:p>
      <text:p text:style-name="P1"/>
      <text:p text:style-name="P1">PHASE 1 EXO 2</text:p>
      <text:p text:style-name="P2"/>
      <text:p text:style-name="P2"/>
      <text:p text:style-name="P2">Rechercher le prénom des employés et le numéro de la région de leur</text:p>
      <text:p text:style-name="P2">département.</text:p>
      <text:p text:style-name="P2"/>
      <text:p text:style-name="P4">SELECT employe.prenom, dept.noregion</text:p>
      <text:p text:style-name="P4">FROM dept</text:p>
      <text:p text:style-name="P4">JOIN employe on dept.nodept=employe.nodep;</text:p>
      <text:p text:style-name="P2"/>
      <text:p text:style-name="P3">Rechercher le numéro du département, le nom du département, le</text:p>
      <text:p text:style-name="P3">nom des employés classés par numéro de département (renommer les</text:p>
      <text:p text:style-name="P3">tables utilisées).</text:p>
      <text:p text:style-name="P3"/>
      <text:p text:style-name="P5">SELECT employe.nodep as "numéro du departement", dept.nom AS "nom du département", employe.nom as "nom de l'employer"</text:p>
      <text:p text:style-name="P5">FROM dept</text:p>
      <text:p text:style-name="P5">JOIN employe ON dept.nodept=employe.nodep</text:p>
      <text:p text:style-name="P5">ORDER BY employe.nodep ASC;</text:p>
      <text:p text:style-name="P3"/>
      <text:p text:style-name="P3">Rechercher le nom des employés du département Distribution.</text:p>
      <text:p text:style-name="P3"/>
      <text:p text:style-name="P5">SELECT dept.nom AS "nom du département", employe.nom as "nom de l'employer"</text:p>
      <text:p text:style-name="P5">FROM dept</text:p>
      <text:p text:style-name="P5">JOIN employe ON dept.nodept=employe.nodep</text:p>
      <text:p text:style-name="P5">WHERE dept.nom="distribution";</text:p>
      <text:p text:style-name="P3"/>
      <text:p text:style-name="P3">Rechercher le nom et le salaire des employés qui gagnent plus que</text:p>
      <text:p text:style-name="P3">leur patron, et le nom et le salaire de leur patron.</text:p>
      <text:p text:style-name="P3"/>
      <text:p text:style-name="P5">SELECT emp1.nom AS employee, emp1.salaire AS employee_salary, emp2.nom AS supervisor, emp2.salaire AS supervisor_salary</text:p>
      <text:p text:style-name="P5">FROM employe emp1</text:p>
      <text:p text:style-name="P5">JOIN employe emp2 ON emp1.nosup = emp2.noemp</text:p>
      <text:p text:style-name="P5">WHERE emp1.salaire &gt; emp2.salaire;</text:p>
      <text:p text:style-name="P5"/>
      <text:p text:style-name="P3">Rechercher le nom et le titre des employés qui ont le même titre que</text:p>
      <text:p text:style-name="P3">Amartakaldire.</text:p>
      <text:p text:style-name="P3"/>
      <text:p text:style-name="P5">SELECT employe.nom, employe.titre</text:p>
      <text:p text:style-name="P5">FROM employe</text:p>
      <text:p text:style-name="P5">WHERE employe.titre =</text:p>
      <text:p text:style-name="P5">(SELECT titre FROM employe WHERE nom="amartakaldire");</text:p>
      <text:p text:style-name="P5"/>
      <text:p text:style-name="P3">Rechercher le nom, le salaire et le numéro de département des</text:p>
      <text:p text:style-name="P3">employés qui gagnent plus qu'un seul employé du département 31,</text:p>
      <text:p text:style-name="P3">classés par numéro de département et salaire</text:p>
      <text:p text:style-name="P5"/>
      <text:p text:style-name="P5"/>
      <text:p text:style-name="P5">SELECT nom, salaire, nodep</text:p>
      <text:p text:style-name="P5"><text:soft-page-break/>FROM employe</text:p>
      <text:p text:style-name="P5">WHERE salaire &gt; ANY</text:p>
      <text:p text:style-name="P5">(SELECT salaire FROM employe WHERE nodep=31)</text:p>
      <text:p text:style-name="P5">ORDER by nodep asc, salaire ASC;</text:p>
      <text:p text:style-name="P5"/>
      <text:p text:style-name="P3">Rechercher le nom, le salaire et le numéro de département des</text:p>
      <text:p text:style-name="P3">employés qui gagnent plus que tous les employés du département 31,</text:p>
      <text:p text:style-name="P3">classés par numéro de département et salaire.</text:p>
      <text:p text:style-name="P5"/>
      <text:p text:style-name="P5">SELECT nom, salaire, nodep</text:p>
      <text:p text:style-name="P5">FROM employe</text:p>
      <text:p text:style-name="P5">WHERE salaire &gt; ALL</text:p>
      <text:p text:style-name="P5">(SELECT salaire FROM employe WHERE nodep=31)</text:p>
      <text:p text:style-name="P5">ORDER by nodep asc, salaire ASC;</text:p>
      <text:p text:style-name="P5"/>
      <text:p text:style-name="P3">Rechercher le nom et le titre des employés du service 31 qui ont un</text:p>
      <text:p text:style-name="P3">titre que l'on trouve dans le département 32.</text:p>
      <text:p text:style-name="P5"/>
      <text:p text:style-name="P5">SELECT nom, titre, nodep</text:p>
      <text:p text:style-name="P5">FROM employe</text:p>
      <text:p text:style-name="P5">WHERE nodep=31 AND titre IN</text:p>
      <text:p text:style-name="P5">(SELECT titre FROM employe WHERE nodep=32)</text:p>
      <text:p text:style-name="P5">ORDER by nodep asc, salaire ASC;</text:p>
      <text:p text:style-name="P5"/>
      <text:p text:style-name="P3">Rechercher le nom et le titre des employés du service 31 qui ont un</text:p>
      <text:p text:style-name="P3">titre l'on ne trouve pas dans le département 32.</text:p>
      <text:p text:style-name="P5"/>
      <text:p text:style-name="P5">SELECT nom, titre, nodep</text:p>
      <text:p text:style-name="P5">FROM employe</text:p>
      <text:p text:style-name="P5">WHERE nodep=31 AND titre not IN</text:p>
      <text:p text:style-name="P5">(SELECT titre FROM employe WHERE nodep=32)</text:p>
      <text:p text:style-name="P5">ORDER by nodep asc, salaire ASC;</text:p>
      <text:p text:style-name="P5"/>
      <text:p text:style-name="P3">Rechercher le nom, le titre et le salaire des employés qui ont le même</text:p>
      <text:p text:style-name="P3">titre et le même salaire que Fairant.</text:p>
      <text:p text:style-name="P5"/>
      <text:p text:style-name="P5">SELECT nom, titre, salaire</text:p>
      <text:p text:style-name="P5">FROM employe</text:p>
      <text:p text:style-name="P5">WHERE salaire =</text:p>
      <text:p text:style-name="P5">(SELECT salaire FROM employe WHERE nom="fairent")</text:p>
      <text:p text:style-name="P5">AND titre=</text:p>
      <text:p text:style-name="P5">(SELECT titre FROM employe WHERE nom="fairent");</text:p>
      <text:p text:style-name="P5"/>
      <text:p text:style-name="P3">Rechercher le numéro de département, le nom du département, le</text:p>
      <text:p text:style-name="P3">nom des employés, en affichant aussi les départements dans lesquels</text:p>
      <text:p text:style-name="P3">il n'y a personne, classés par numéro de département.</text:p>
      <text:p text:style-name="P3"/>
      <text:p text:style-name="P5">SELECT dept.nodept, dept.nom, employe.nom</text:p>
      <text:p text:style-name="P5">FROM dept</text:p>
      <text:p text:style-name="P5">left JOIN employe ON dept.nodept=employe.nodep</text:p>
      <text:p text:style-name="P5">ORDER BY dept.nodept;</text:p>
      <text:p text:style-name="P5"/>
      <text:p text:style-name="P3"><text:soft-page-break/>1. Calculer le nombre d'employés de chaque titre.</text:p>
      <text:p text:style-name="P5"/>
      <text:p text:style-name="P5">SELECT COUNT(employe.nom), titre</text:p>
      <text:p text:style-name="P5">FROM employe</text:p>
      <text:p text:style-name="P5">GROUP BY titre;</text:p>
      <text:p text:style-name="P5"/>
      <text:p text:style-name="P3">2. Calculer la moyenne des salaires et leur somme, par région.</text:p>
      <text:p text:style-name="P5"/>
      <text:p text:style-name="P5">SELECT AVG(employe.salaire), SUM(employe.salaire), dept.noregion</text:p>
      <text:p text:style-name="P5">FROM dept</text:p>
      <text:p text:style-name="P5">join employe on dept.nodept=employe.nodep</text:p>
      <text:p text:style-name="P5">GROUP BY dept.noregion;</text:p>
      <text:p text:style-name="P5"/>
      <text:p text:style-name="P3">3. Afficher les numéros des départements ayant au moins 3 employés.</text:p>
      <text:p text:style-name="P5"/>
      <text:p text:style-name="P5">SELECT nodep</text:p>
      <text:p text:style-name="P5">FROM employe</text:p>
      <text:p text:style-name="P5">GROUP BY nodep</text:p>
      <text:p text:style-name="P5">HAVING count(nodep) &gt;3;</text:p>
      <text:p text:style-name="P5"/>
      <text:p text:style-name="P3">4. Afficher les lettres qui sont l'initiale d'au moins trois employés.</text:p>
      <text:p text:style-name="P5"/>
      <text:p text:style-name="P5">SELECT substr(nom,1,1)</text:p>
      <text:p text:style-name="P5">FROM employe</text:p>
      <text:p text:style-name="P5">GROUP BY substr(nom,1,1)</text:p>
      <text:p text:style-name="P5">HAVING count(nom) &gt;3;</text:p>
      <text:p text:style-name="P5"/>
      <text:p text:style-name="P3">5. Rechercher le salaire maximum et le salaire minimum parmi tous les</text:p>
      <text:p text:style-name="P3">salariés et l'écart entre les deux.</text:p>
      <text:p text:style-name="P5"/>
      <text:p text:style-name="P5">SELECT max(salaire)as "salaire max", min(salaire)as "salaire minimum", (MAX(salaire)-MIN(salaire)) as "écart de salaire"</text:p>
      <text:p text:style-name="P5">FROM employe;</text:p>
      <text:p text:style-name="P5"/>
      <text:p text:style-name="P3">6. Rechercher le nombre de titres différents</text:p>
      <text:p text:style-name="P5"/>
      <text:p text:style-name="P5">SELECT COUNT(DISTINCT titre)</text:p>
      <text:p text:style-name="P5">FROM employe;</text:p>
      <text:p text:style-name="P3"/>
      <text:p text:style-name="P3">7. Pour chaque titre, compter le nombre d'employés possédant ce titre.</text:p>
      <text:p text:style-name="P3"/>
      <text:p text:style-name="P5">SELECT titre, COUNT(nom)</text:p>
      <text:p text:style-name="P5">FROM employe</text:p>
      <text:p text:style-name="P5">GROUP by titre;</text:p>
      <text:p text:style-name="P5"/>
      <text:p text:style-name="P3">8. Pour chaque nom de département, afficher le nom du département et</text:p>
      <text:p text:style-name="P3">le nombre d'employés.</text:p>
      <text:p text:style-name="P5"/>
      <text:p text:style-name="P5">SELECT dept.nom, COUNT(employe.nom)</text:p>
      <text:p text:style-name="P5">FROM dept</text:p>
      <text:p text:style-name="P5">left join employe ON dept.nodept=employe.nodep</text:p>
      <text:p text:style-name="P5">GROUP by dept.nom;</text:p>
      <text:p text:style-name="P3"><text:soft-page-break/>9. Rechercher les titres et la moyenne des salaires par titre dont la</text:p>
      <text:p text:style-name="P3">moyenne est supérieure à la moyenne des salaires des Représentants.</text:p>
      <text:p text:style-name="P5"/>
      <text:p text:style-name="P5">SELECT titre, AVG(employe.salaire)</text:p>
      <text:p text:style-name="P5">FROM employe</text:p>
      <text:p text:style-name="P5">GROUP by titre</text:p>
      <text:p text:style-name="P5">HAVING AVG(salaire) &gt; (SELECT AVG(employe.salaire)</text:p>
      <text:p text:style-name="P5"><text:s text:c="23"/>FROM employe</text:p>
      <text:p text:style-name="P5"><text:s text:c="23"/>WHERE titre="représentant");</text:p>
      <text:p text:style-name="P5"/>
      <text:p text:style-name="P3">10.Rechercher le nombre de salaires renseignés et le nombre de taux de</text:p>
      <text:p text:style-name="P3">commission renseignés.</text:p>
      <text:p text:style-name="P3"/>
      <text:p text:style-name="P5">SELECT COUNT(nom), count(tauxcom)</text:p>
      <text:p text:style-name="P5">FROM employe;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08:46:01.835244406</meta:creation-date>
    <meta:generator>LibreOffice/7.3.7.2$Linux_X86_64 LibreOffice_project/30$Build-2</meta:generator>
    <dc:date>2024-05-03T12:08:09.224442692</dc:date>
    <meta:editing-duration>PT2H51M36S</meta:editing-duration>
    <meta:editing-cycles>22</meta:editing-cycles>
    <meta:document-statistic meta:table-count="0" meta:image-count="0" meta:object-count="0" meta:page-count="4" meta:paragraph-count="124" meta:word-count="698" meta:character-count="4663" meta:non-whitespace-character-count="4043"/>
  </office:meta>
</office:document-meta>
</file>